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>
        <style:tab-stops>
          <style:tab-stop style:position="1.976cm"/>
        </style:tab-stops>
      </style:paragraph-properties>
      <style:text-properties fo:font-weight="bold" fo:background-color="transparent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976cm"/>
        </style:tab-stops>
      </style:paragraph-properties>
      <style:text-properties style:use-window-font-color="true" fo:font-weight="normal" fo:background-color="transparent" style:font-weight-asian="normal" style:font-weight-complex="normal"/>
    </style:style>
    <style:style style:name="T1" style:family="text">
      <style:text-properties fo:background-color="#ffff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ndo ocorrem as Negociações para priorização de metas</text:p>
      <text:p text:style-name="P1"/>
      <text:p text:style-name="P2"><text:tab/>Só saber-se-á o momento em que as negociações para priorização das metas devem ocorrer <text:s/>apartir do momento que já se tenha estabelecido o que será fixado e o que será negociável. Como fatores de tempo e preço também limitarão as escolhas dos stakeholders no que tange a qualidade, e vice-versa, vê-se que estes fatores podem ser usados (sempre que possível) na argumentação <text:s/>com o fim de dotar de racionalização as argumentações feitas nas negociações de qualidade (ou negociações de RNF).</text:p>
      <text:p text:style-name="P2"/>
      <text:p text:style-name="P2"><text:tab/> Esses aspectos substantivos são mutuamente restritivos e fazem com que, quando um é alterado, alterações em um dos outros dois devam ser feitas para recuperar o equilíbrio. Estas negociações têm características que fazem com que o processo de negociações ocorram em espiral . E tal fato impõe à engenharia de requisitos a necessidade processos e ferramentas para auxiliar avaliações e validações do grau de maturidade dos documentos de requisitos, afim de que se possa adquirir embasamento racional que permita aos stakeholders decidirem prosseguir para a fase de projeto. </text:p>
      <text:p text:style-name="P2"/>
      <text:p text:style-name="P2">Assim, na medida que a engenharia de requisitos evolui, o suporte às negociações evoluem também. E conseguimos tornar mais tangível a possibilidade de tomadas de decisões lúcidas nas fases iniciais do processo de desenvenvolvimento do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1T15:18:49</meta:creation-date>
    <dc:date>2011-01-12T00:49:33</dc:date>
    <meta:editing-cycles>9</meta:editing-cycles>
    <meta:editing-duration>PT2H18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215" meta:character-count="1364"/>
  </office:meta>
</office:document-meta>
</file>